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See https://help.github.com/articles/ignoring-files/ for more about ignoring files.</text:p>
      <text:p text:style-name="Standard"/>
      <text:p text:style-name="Standard"># dependencies</text:p>
      <text:p text:style-name="Standard">/node_modules</text:p>
      <text:p text:style-name="Standard">/.pnp</text:p>
      <text:p text:style-name="Standard">.pnp.js</text:p>
      <text:p text:style-name="Standard"/>
      <text:p text:style-name="Standard"># testing</text:p>
      <text:p text:style-name="Standard">/coverage</text:p>
      <text:p text:style-name="Standard"/>
      <text:p text:style-name="Standard"># production</text:p>
      <text:p text:style-name="Standard">/build</text:p>
      <text:p text:style-name="Standard"/>
      <text:p text:style-name="Standard"># misc</text:p>
      <text:p text:style-name="Standard">.DS_Store</text:p>
      <text:p text:style-name="Standard">.env.local</text:p>
      <text:p text:style-name="Standard">.env.development.local</text:p>
      <text:p text:style-name="Standard">.env.test.local</text:p>
      <text:p text:style-name="Standard">.env.production.local</text:p>
      <text:p text:style-name="Standard"/>
      <text:p text:style-name="Standard">npm-debug.log*</text:p>
      <text:p text:style-name="Standard">yarn-debug.log*</text:p>
      <text:p text:style-name="Standard">yarn-error.log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4$Win32 OpenOffice.org_project/4114m1$Build-9811</meta:generator>
    <dc:date>2024-09-07T19:36:11.39</dc:date>
    <meta:document-statistic meta:table-count="0" meta:image-count="0" meta:object-count="0" meta:page-count="1" meta:paragraph-count="18" meta:word-count="29" meta:character-count="287"/>
    <dc:creator>ronan salaun</dc:creator>
    <meta:user-defined meta:name="Info 1"/>
    <meta:user-defined meta:name="Info 2"/>
    <meta:user-defined meta:name="Info 3"/>
    <meta:user-defined meta:name="Info 4"/>
  </office:meta>
</office:document-meta>
</file>